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T1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P20" style:parent-style-name="Normale" style:family="paragraph">
      <style:paragraph-properties>
        <style:tab-stops>
          <style:tab-stop style:type="left" style:position="3.9381in"/>
        </style:tab-stops>
      </style:paragraph-properties>
    </style:style>
    <style:style style:name="T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T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8" style:parent-style-name="Car.predefinitoparagrafo" style:family="text">
      <style:text-properties fo:font-weight="bold" style:font-weight-asian="bold" style:font-weight-complex="bold"/>
    </style:style>
    <style:style style:name="T29" style:parent-style-name="Car.predefinitoparagrafo" style:family="text">
      <style:text-properties fo:font-weight="bold" style:font-weight-asian="bold" style:font-weight-complex="bold"/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T3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4" style:parent-style-name="Car.predefinitoparagrafo" style:family="text">
      <style:text-properties fo:font-weight="bold" style:font-weight-asian="bold" style:font-weight-complex="bold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6" style:parent-style-name="Car.predefinitoparagrafo" style:family="text">
      <style:text-properties fo:font-weight="bold" style:font-weight-asian="bold" style:font-weight-complex="bold"/>
    </style:style>
    <style:style style:name="T3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e" style:family="paragraph">
      <style:paragraph-properties fo:text-align="justify"/>
    </style:style>
    <style:style style:name="T4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Car.predefinitoparagrafo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chema Relazionale<text:s/></text:p>
      <text:p text:style-name="Normale">Utenti(<text:span text:style-name="T2">CodiceUtente</text:span>, Nome, Cognome, Email, Password, CartaIdentita)</text:p>
      <text:p text:style-name="Normale">NumTelefono(<text:span text:style-name="T3">Proprietario</text:span>,<text:s/><text:span text:style-name="T4">Numero</text:span>)</text:p>
      <text:p text:style-name="Normale">Host(<text:span text:style-name="T5">CodiceHost</text:span>, Badge*, NumeroSoggiorni, TassoCancellazione, NumeroNotti, ValutazioneMedia)</text:p>
      <text:p text:style-name="Normale">Liste(<text:span text:style-name="T6">CodiceLista</text:span>,<text:s/>NomeLista,<text:s/><text:span text:style-name="T7">CodiceProprietario</text:span>)</text:p>
      <text:p text:style-name="Normale">Alloggi(<text:span text:style-name="T8">CodiceAlloggio</text:span>, Nome, NumLetti, Via, Civico, CAP, OrarioCheckIn, OrarioCheckOut,<text:s/><text:span text:style-name="T9">Citta</text:span>,<text:s/><text:span text:style-name="T10">Proprietario</text:span>)</text:p>
      <text:p text:style-name="Normale">Foto(<text:span text:style-name="T11">CodiceFoto</text:span>, Percorso,<text:s/><text:span text:style-name="T12">CodiceAlloggi</text:span>)</text:p>
      <text:p text:style-name="Normale">DotatazioneServizi(<text:span text:style-name="T13">CodiceAlloggio</text:span>,<text:s/><text:span text:style-name="T14">CodiceServizio</text:span>, DataInizio, DataFine*)</text:p>
      <text:p text:style-name="Normale">Servizi(<text:span text:style-name="T15">CodiceServizio</text:span>, Descrizione)</text:p>
      <text:p text:style-name="Normale">Citta(<text:span text:style-name="T16">CodiceCitta</text:span>, Nome,<text:s/><text:span text:style-name="T17">CodiceComune</text:span>)</text:p>
      <text:p text:style-name="Normale">Regione(<text:span text:style-name="T18">CodiceRegione</text:span>, Nome,<text:s/><text:span text:style-name="T19">CodiceStato</text:span>)</text:p>
      <text:p text:style-name="P20">MetodiPagamento(<text:span text:style-name="T21">CodiceMetodo</text:span>, Descrizione)<text:tab/></text:p>
      <text:p text:style-name="Normale">UtilizzoMetodiPagamento(<text:span text:style-name="T22">CodiceUtente</text:span>,<text:s/><text:span text:style-name="T23">CodiceMetodo</text:span>,<text:s/><text:span text:style-name="T24">CodicePossesso</text:span>, DataInizio, DataFine*)</text:p>
      <text:p text:style-name="Normale">PeriodoDisponibilita(<text:span text:style-name="T25">IdPeriodo</text:span>, DataInizio, DataFine,<text:s/><text:span text:style-name="T26">CodiceAlloggio</text:span>)</text:p>
      <text:p text:style-name="Normale">Prenotazioni(<text:span text:style-name="T27">CodicePrenotazione</text:span>, DataInizio, DataFine, NumOspiti, CostoTotale,<text:s/><text:span text:style-name="T28">CodiceAlloggio</text:span>,<text:s/><text:span text:style-name="T29">CodiceUtente</text:span>,<text:s/><text:span text:style-name="T30">CodiceMetodo</text:span>, DataPagamento)</text:p>
      <text:p text:style-name="Normale">ComposizioneUtenti(<text:span text:style-name="T31">CodicePrenotazione</text:span>,<text:s/><text:span text:style-name="T32">CodiceUtente</text:span>)</text:p>
      <text:p text:style-name="Normale">Comuni(<text:span text:style-name="T33">CodiceComune</text:span>, Nome,<text:s/><text:span text:style-name="T34">CodiceRegione</text:span>)</text:p>
      <text:p text:style-name="Normale">Liste(<text:span text:style-name="T35">CodiceLista</text:span>, NomeLista,<text:s/><text:span text:style-name="T36">CodiceProprietario</text:span>)</text:p>
      <text:p text:style-name="Normale">ComposizioneLista(<text:span text:style-name="T37">CodiceLista</text:span>,<text:s/><text:span text:style-name="T38">CodiceAlloggio</text:span>, DataInizio, DataFine*)</text:p>
      <text:p text:style-name="P39">Viaggio(<text:span text:style-name="T40">CodiceLista</text:span>,<text:s/><text:span text:style-name="T41">CodiceCitta</text:span>, DataInizio*, DataFine*)</text:p>
      <text:p text:style-name="Normale">Stati(<text:span text:style-name="T42">CodiceStato</text:span>, Nome)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berto Carletto</meta:initial-creator>
    <dc:creator>Roberto Carletto</dc:creator>
    <meta:creation-date>2022-06-15T15:04:00Z</meta:creation-date>
    <dc:date>2022-06-15T16:59:00Z</dc:date>
    <meta:template xlink:href="Normal.dotm" xlink:type="simple"/>
    <meta:editing-cycles>2</meta:editing-cycles>
    <meta:editing-duration>PT6900S</meta:editing-duration>
    <meta:document-statistic meta:page-count="1" meta:paragraph-count="2" meta:word-count="186" meta:character-count="1249" meta:row-count="8" meta:non-whitespace-character-count="1065"/>
  </office:meta>
</office:document-meta>
</file>